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254cm" svg:stroke-color="#b2b2b2" draw:marker-start-width="0.579cm" draw:marker-end-width="0.579cm" draw:fill="none" draw:textarea-vertical-align="middle" fo:padding-top="0.25cm" fo:padding-bottom="0.25cm" fo:padding-left="0.375cm" fo:padding-right="0.375cm"/>
    </style:style>
    <style:style style:name="gr2" style:family="graphic" style:parent-style-name="objectwithoutfill">
      <style:graphic-properties draw:stroke="dash" draw:stroke-dash="Dashed_20__28_var_29_" svg:stroke-width="0.203cm" svg:stroke-color="#b2b2b2" draw:marker-start-width="0.503cm" draw:marker-end-width="0.503cm" draw:fill="none" draw:fill-color="#cccccc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4.652cm" fo:min-width="5.823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3.551cm" fo:min-width="4.651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064cm" fo:min-width="3.372cm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 fo:min-height="1.1cm" fo:min-width="4.509cm"/>
    </style:style>
    <style:style style:name="gr7" style:family="graphic" style:parent-style-name="standard">
      <style:graphic-properties draw:fill-color="#9999ff" draw:textarea-horizontal-align="justify" draw:textarea-vertical-align="middle" draw:auto-grow-height="false" fo:min-height="1.1cm" fo:min-width="4.509cm"/>
    </style:style>
    <style:style style:name="gr8" style:family="graphic" style:parent-style-name="standard">
      <style:graphic-properties draw:fill-color="#83caff" draw:textarea-horizontal-align="justify" draw:textarea-vertical-align="middle" draw:auto-grow-height="false" fo:min-height="1.064cm" fo:min-width="4.5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solid" draw:fill-color="#ccff00" fo:min-height="1.349cm" draw:shadow-offset-x="0.203cm" draw:shadow-offset-y="0.203cm"/>
    </style:style>
    <style:style style:name="gr14" style:family="graphic" style:parent-style-name="standard">
      <style:graphic-properties draw:stroke="none" svg:stroke-color="#000000" draw:fill="solid" draw:fill-color="#ccff00" fo:min-height="1.384cm" draw:shadow-offset-x="0.203cm" draw:shadow-offset-y="0.203cm"/>
    </style:style>
    <style:style style:name="gr15" style:family="graphic" style:parent-style-name="standard">
      <style:graphic-properties draw:stroke="none" svg:stroke-color="#6600ff" draw:fill="solid" draw:fill-color="#ff6600" draw:textarea-horizontal-align="left" draw:auto-grow-height="true" draw:auto-grow-width="false" fo:min-height="0.704cm" fo:min-width="0cm"/>
    </style:style>
    <style:style style:name="gr16" style:family="graphic" style:parent-style-name="standard">
      <style:graphic-properties draw:stroke="none" svg:stroke-color="#6600ff" draw:fill="solid" draw:fill-color="#ff6600" draw:textarea-horizontal-align="left" draw:auto-grow-height="true" draw:auto-grow-width="false" fo:min-height="0.73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1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cccccc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99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ff8080"/>
      <style:paragraph-properties fo:text-align="center"/>
    </style:style>
    <style:style style:name="P8" style:family="paragraph">
      <loext:graphic-properties draw:fill-color="#9999ff"/>
      <style:paragraph-properties fo:text-align="center"/>
    </style:style>
    <style:style style:name="P9" style:family="paragraph">
      <loext:graphic-properties draw:fill-color="#83caff"/>
      <style:paragraph-properties fo:text-align="center"/>
    </style:style>
    <style:style style:name="P10" style:family="paragraph">
      <loext:graphic-properties draw:fill-color="#83caff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="solid" draw:fill-color="#ccff00"/>
      <style:text-properties fo:font-size="28pt" style:font-size-asian="28pt" style:font-size-complex="28pt"/>
    </style:style>
    <style:style style:name="P12" style:family="paragraph">
      <loext:graphic-properties draw:fill="solid" draw:fill-color="#ff6600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5.435cm" svg:y1="4.447cm" svg:x2="25.435cm" svg:y2="20.291cm">
          <text:p/>
        </draw:line>
        <draw:line draw:style-name="gr2" draw:text-style-name="P2" draw:layer="layout" svg:x1="16.519cm" svg:y1="4.369cm" svg:x2="16.519cm" svg:y2="20.426cm">
          <text:p/>
        </draw:line>
        <draw:custom-shape draw:style-name="gr3" draw:text-style-name="P3" draw:layer="layout" svg:width="6.323cm" svg:height="4.902cm" svg:x="17.822cm" svg:y="8.9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151cm" svg:height="3.801cm" svg:x="18.42cm" svg:y="9.588cm">
          <text:p text:style-name="P4">Shared Memory</text:p>
          <text:p text:style-name="P4">128K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72cm" svg:height="1.314cm" svg:x="19.077cm" svg:y="5.046cm">
          <text:p text:style-name="P4">W/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72cm" svg:height="1.314cm" svg:x="19.043cm" svg:y="16.483cm">
          <text:p text:style-name="P4">R/W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009cm" svg:height="1.35cm" svg:x="10.196cm" svg:y="7.033cm">
          <text:p text:style-name="P4">Send IPC req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09cm" svg:height="1.35cm" svg:x="26.68cm" svg:y="6.82cm">
          <text:p text:style-name="P4">listener_thread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09cm" svg:height="1.35cm" svg:x="33.037cm" svg:y="8.17cm">
          <text:p text:style-name="P4">server_thread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09cm" svg:height="1.35cm" svg:x="33.039cm" svg:y="12.68cm">
          <text:p text:style-name="P4">server_thread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009cm" svg:height="1.35cm" svg:x="26.678cm" svg:y="14.636cm">
          <text:p text:style-name="P4">send_res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09cm" svg:height="1.35cm" svg:x="10.224cm" svg:y="14.672cm">
          <text:p text:style-name="P4">listener_thread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08cm" svg:height="1.314cm" svg:x="10.16cm" svg:y="10.835cm">
          <text:p text:style-name="P4">resp_wait_queue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08cm" svg:height="1.314cm" svg:x="26.68cm" svg:y="10.728cm">
          <text:p text:style-name="P4"><text:span text:style-name="T1">server_wait_queue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24cm" svg:y1="7.708cm" svg:x2="19.077cm" svg:y2="5.719cm">
          <text:p/>
        </draw:line>
        <draw:line draw:style-name="gr9" draw:text-style-name="P1" draw:layer="layout" svg:x1="15.24cm" svg:y1="7.744cm" svg:x2="17.869cm" svg:y2="8.987cm">
          <text:p/>
        </draw:line>
        <draw:line draw:style-name="gr9" draw:text-style-name="P1" draw:layer="layout" svg:x1="15.276cm" svg:y1="7.815cm" svg:x2="18.864cm" svg:y2="11.794cm">
          <text:p/>
        </draw:line>
        <draw:line draw:style-name="gr9" draw:text-style-name="P1" draw:layer="layout" svg:x1="26.679cm" svg:y1="7.531cm" svg:x2="22.949cm" svg:y2="5.648cm">
          <text:p/>
        </draw:line>
        <draw:line draw:style-name="gr9" draw:text-style-name="P1" draw:layer="layout" svg:x1="26.679cm" svg:y1="7.602cm" svg:x2="23.056cm" svg:y2="11.9cm">
          <text:p/>
        </draw:line>
        <draw:line draw:style-name="gr9" draw:text-style-name="P1" draw:layer="layout" svg:x1="26.644cm" svg:y1="7.566cm" svg:x2="24.228cm" svg:y2="9.058cm">
          <text:p/>
        </draw:line>
        <draw:line draw:style-name="gr10" draw:text-style-name="P1" draw:layer="layout" svg:x1="29.202cm" svg:y1="8.206cm" svg:x2="29.235cm" svg:y2="10.728cm">
          <text:p/>
        </draw:line>
        <draw:line draw:style-name="gr10" draw:text-style-name="P1" draw:layer="layout" svg:x1="33.038cm" svg:y1="8.916cm" svg:x2="31.83cm" svg:y2="11.438cm">
          <text:p/>
        </draw:line>
        <draw:line draw:style-name="gr10" draw:text-style-name="P1" draw:layer="layout" svg:x1="33.038cm" svg:y1="13.321cm" svg:x2="31.83cm" svg:y2="11.438cm">
          <text:p/>
        </draw:line>
        <draw:line draw:style-name="gr9" draw:text-style-name="P1" draw:layer="layout" svg:x1="26.644cm" svg:y1="15.24cm" svg:x2="24.157cm" svg:y2="13.854cm">
          <text:p/>
        </draw:line>
        <draw:line draw:style-name="gr9" draw:text-style-name="P1" draw:layer="layout" svg:x1="26.644cm" svg:y1="15.204cm" svg:x2="23.162cm" svg:y2="12.078cm">
          <text:p/>
        </draw:line>
        <draw:line draw:style-name="gr9" draw:text-style-name="P1" draw:layer="layout" svg:x1="26.644cm" svg:y1="15.24cm" svg:x2="22.914cm" svg:y2="17.193cm">
          <text:p/>
        </draw:line>
        <draw:line draw:style-name="gr9" draw:text-style-name="P1" draw:layer="layout" svg:x1="15.24cm" svg:y1="15.275cm" svg:x2="19.042cm" svg:y2="17.193cm">
          <text:p/>
        </draw:line>
        <draw:line draw:style-name="gr9" draw:text-style-name="P1" draw:layer="layout" svg:x1="15.205cm" svg:y1="15.275cm" svg:x2="17.834cm" svg:y2="13.854cm">
          <text:p/>
        </draw:line>
        <draw:line draw:style-name="gr9" draw:text-style-name="P1" draw:layer="layout" svg:x1="15.24cm" svg:y1="15.275cm" svg:x2="18.828cm" svg:y2="12.184cm">
          <text:p/>
        </draw:line>
        <draw:line draw:style-name="gr10" draw:text-style-name="P1" draw:layer="layout" svg:x1="12.718cm" svg:y1="14.636cm" svg:x2="12.718cm" svg:y2="12.149cm">
          <text:p/>
        </draw:line>
        <draw:line draw:style-name="gr10" draw:text-style-name="P1" draw:layer="layout" svg:x1="12.683cm" svg:y1="8.419cm" svg:x2="12.718cm" svg:y2="10.87cm">
          <text:p/>
        </draw:line>
        <draw:line draw:style-name="gr11" draw:text-style-name="P1" draw:layer="layout" svg:x1="38.047cm" svg:y1="8.881cm" svg:x2="38.601cm" svg:y2="8.895cm">
          <text:p/>
        </draw:line>
        <draw:line draw:style-name="gr11" draw:text-style-name="P1" draw:layer="layout" svg:x1="38.626cm" svg:y1="8.877cm" svg:x2="38.626cm" svg:y2="15.24cm">
          <text:p/>
        </draw:line>
        <draw:line draw:style-name="gr9" draw:text-style-name="P1" draw:layer="layout" svg:x1="38.651cm" svg:y1="15.275cm" svg:x2="31.688cm" svg:y2="15.275cm">
          <text:p/>
        </draw:line>
        <draw:line draw:style-name="gr12" draw:text-style-name="P1" draw:layer="layout" svg:x1="8.207cm" svg:y1="7.673cm" svg:x2="10.231cm" svg:y2="7.673cm">
          <text:p/>
        </draw:line>
        <draw:frame draw:style-name="gr13" draw:text-style-name="P11" draw:layer="layout" svg:width="3.054cm" svg:height="1.599cm" svg:x="11.117cm" svg:y="18.366cm">
          <draw:text-box>
            <text:p><text:span text:style-name="T2">Client</text:span></text:p>
          </draw:text-box>
        </draw:frame>
        <draw:frame draw:style-name="gr14" draw:text-style-name="P11" draw:layer="layout" svg:width="3.91cm" svg:height="1.634cm" svg:x="18.92cm" svg:y="18.367cm">
          <draw:text-box>
            <text:p><text:span text:style-name="T2">Shared</text:span></text:p>
          </draw:text-box>
        </draw:frame>
        <draw:frame draw:style-name="gr14" draw:text-style-name="P11" draw:layer="layout" svg:width="3.91cm" svg:height="1.634cm" svg:x="29.258cm" svg:y="18.189cm">
          <draw:text-box>
            <text:p><text:span text:style-name="T2">Server</text:span></text:p>
          </draw:text-box>
        </draw:frame>
        <draw:frame draw:style-name="gr15" draw:text-style-name="P12" draw:layer="layout" svg:width="1.137cm" svg:height="0.954cm" svg:x="16.875cm" svg:y="7.531cm">
          <draw:text-box>
            <text:p>①</text:p>
          </draw:text-box>
        </draw:frame>
        <draw:frame draw:style-name="gr15" draw:text-style-name="P12" draw:layer="layout" svg:width="1.137cm" svg:height="0.954cm" svg:x="16.414cm" svg:y="9.378cm">
          <draw:text-box>
            <text:p>②</text:p>
          </draw:text-box>
        </draw:frame>
        <draw:frame draw:style-name="gr16" draw:text-style-name="P12" draw:layer="layout" svg:width="1.137cm" svg:height="0.989cm" svg:x="17.053cm" svg:y="5.506cm">
          <draw:text-box>
            <text:p>③</text:p>
          </draw:text-box>
        </draw:frame>
        <draw:frame draw:style-name="gr15" draw:text-style-name="P12" draw:layer="layout" svg:width="1.137cm" svg:height="0.954cm" svg:x="24.868cm" svg:y="5.79cm">
          <draw:text-box>
            <text:p>④</text:p>
          </draw:text-box>
        </draw:frame>
        <draw:frame draw:style-name="gr15" draw:text-style-name="P12" draw:layer="layout" svg:width="1.137cm" svg:height="0.954cm" svg:x="24.585cm" svg:y="9.271cm">
          <draw:text-box>
            <text:p>⑤</text:p>
          </draw:text-box>
        </draw:frame>
        <draw:frame draw:style-name="gr15" draw:text-style-name="P12" draw:layer="layout" svg:width="1.137cm" svg:height="0.954cm" svg:x="27.924cm" svg:y="8.597cm">
          <draw:text-box>
            <text:p>⑥</text:p>
          </draw:text-box>
        </draw:frame>
        <draw:frame draw:style-name="gr15" draw:text-style-name="P12" draw:layer="layout" svg:width="1.137cm" svg:height="0.954cm" svg:x="23.91cm" svg:y="7.459cm">
          <draw:text-box>
            <text:p>⑦</text:p>
          </draw:text-box>
        </draw:frame>
        <draw:frame draw:style-name="gr15" draw:text-style-name="P12" draw:layer="layout" svg:width="1.137cm" svg:height="0.954cm" svg:x="32.597cm" svg:y="10.682cm">
          <draw:text-box>
            <text:p>⑧</text:p>
          </draw:text-box>
        </draw:frame>
        <draw:frame draw:style-name="gr15" draw:text-style-name="P12" draw:layer="layout" svg:width="1.137cm" svg:height="0.954cm" svg:x="32.222cm" svg:y="14.281cm">
          <draw:text-box>
            <text:p>⑨</text:p>
          </draw:text-box>
        </draw:frame>
        <draw:frame draw:style-name="gr15" draw:text-style-name="P12" draw:layer="layout" svg:width="1.137cm" svg:height="0.954cm" svg:x="23.981cm" svg:y="14.422cm">
          <draw:text-box>
            <text:p>⑩</text:p>
          </draw:text-box>
        </draw:frame>
        <draw:frame draw:style-name="gr15" draw:text-style-name="P12" draw:layer="layout" svg:width="1.137cm" svg:height="0.954cm" svg:x="24.514cm" svg:y="12.292cm">
          <draw:text-box>
            <text:p>⑪</text:p>
          </draw:text-box>
        </draw:frame>
        <draw:frame draw:style-name="gr15" draw:text-style-name="P12" draw:layer="layout" svg:width="1.137cm" svg:height="0.954cm" svg:x="24.123cm" svg:y="16.554cm">
          <draw:text-box>
            <text:p>⑫</text:p>
          </draw:text-box>
        </draw:frame>
        <draw:frame draw:style-name="gr15" draw:text-style-name="P12" draw:layer="layout" svg:width="1.137cm" svg:height="0.954cm" svg:x="15.596cm" svg:y="16.163cm">
          <draw:text-box>
            <text:p>⑬</text:p>
          </draw:text-box>
        </draw:frame>
        <draw:frame draw:style-name="gr15" draw:text-style-name="P12" draw:layer="layout" svg:width="1.137cm" svg:height="0.954cm" svg:x="15.277cm" svg:y="13.144cm">
          <draw:text-box>
            <text:p>⑭</text:p>
          </draw:text-box>
        </draw:frame>
        <draw:frame draw:style-name="gr15" draw:text-style-name="P12" draw:layer="layout" svg:width="1.137cm" svg:height="0.954cm" svg:x="11.405cm" svg:y="13.251cm">
          <draw:text-box>
            <text:p>⑮</text:p>
          </draw:text-box>
        </draw:frame>
        <draw:frame draw:style-name="gr15" draw:text-style-name="P12" draw:layer="layout" svg:width="1.137cm" svg:height="0.954cm" svg:x="16.911cm" svg:y="14.423cm">
          <draw:text-box>
            <text:p>⑯</text:p>
          </draw:text-box>
        </draw:frame>
        <draw:frame draw:style-name="gr15" draw:text-style-name="P12" draw:layer="layout" svg:width="1.137cm" svg:height="0.954cm" svg:x="11.369cm" svg:y="8.846cm">
          <draw:text-box>
            <text:p>⑰</text:p>
          </draw:text-box>
        </draw:frame>
        <draw:frame draw:style-name="gr15" draw:text-style-name="P12" draw:layer="layout" svg:width="1.137cm" svg:height="0.954cm" svg:x="8.529cm" svg:y="6.43cm">
          <draw:text-box>
            <text:p>⓪</text:p>
          </draw:text-box>
        </draw:frame>
        <draw:frame draw:style-name="gr17" draw:text-style-name="P13" draw:layer="layout" svg:width="3.677cm" svg:height="0.954cm" svg:x="19.326cm" svg:y="4.014cm">
          <draw:text-box>
            <text:p>semaphore</text:p>
          </draw:text-box>
        </draw:frame>
        <draw:frame draw:style-name="gr17" draw:text-style-name="P13" draw:layer="layout" svg:width="3.677cm" svg:height="0.954cm" svg:x="19.078cm" svg:y="15.417cm">
          <draw:text-box>
            <text:p>semaphore</text:p>
          </draw:text-box>
        </draw:frame>
        <draw:frame draw:style-name="gr18" draw:text-style-name="P14" draw:layer="layout" svg:width="2.445cm" svg:height="0.878cm" svg:x="19.824cm" svg:y="8.84cm">
          <draw:text-box>
            <text:p><text:span text:style-name="T1">buf lock</text:span></text:p>
          </draw:text-box>
        </draw:frame>
        <draw:line draw:style-name="gr11" draw:text-style-name="P1" draw:layer="layout" svg:x1="38.047cm" svg:y1="13.357cm" svg:x2="38.616cm" svg:y2="13.3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51cm" fo:page-height="41.1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10:23:19.633754000</meta:creation-date>
    <dc:date>2016-01-08T13:51:51.167100000</dc:date>
    <meta:editing-duration>PT1H22M9S</meta:editing-duration>
    <meta:editing-cycles>26</meta:editing-cycles>
    <meta:generator>LibreOffice/4.4.3.2$MacOSX_X86_64 LibreOffice_project/88805f81e9fe61362df02b9941de8e38a9b5fd16</meta:generator>
    <meta:document-statistic meta:object-count="60"/>
  </office:meta>
</office:document-meta>
</file>